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1cm" svg:x="2.517cm" svg:y="7.781cm">
            <draw:object draw:notify-on-update-of-ranges="Sheet1.A1:Sheet1.A1 Sheet1.A2:Sheet1.A17 Sheet1.B1:Sheet1.B1 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ssistanc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0.076/22" office:value-type="float" office:value="0.00345454545454545" calcext:value-type="float">
            <text:p>0.003454545454545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.5" calcext:value-type="float">
            <text:p>28.5</text:p>
          </table:table-cell>
          <table:table-cell/>
          <table:table-cell table:formula="of:=0.0765/21.8" office:value-type="float" office:value="0.00350917431192661" calcext:value-type="float">
            <text:p>0.003509174311926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.8" calcext:value-type="float">
            <text:p>27.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4" calcext:value-type="float">
            <text:p>26.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6" calcext:value-type="float">
            <text:p>25.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2" calcext:value-type="float">
            <text:p>25.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.7" calcext:value-type="float">
            <text:p>23.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2" calcext:value-type="float">
            <text:p>23.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0:13:25.298264466</meta:creation-date>
    <dc:date>2023-10-15T12:19:49.757826172</dc:date>
    <meta:editing-duration>PT2H6M25S</meta:editing-duration>
    <meta:editing-cycles>1</meta:editing-cycles>
    <meta:document-statistic meta:table-count="1" meta:cell-count="36" meta:object-count="1"/>
    <meta:generator>LibreOffice/7.5.7.1$Linux_X86_64 LibreOffice_project/5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_20__28_Rounded_29_" svg:stroke-color="#ff3838" svg:stroke-linecap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2cm" xlink:href=".." xlink:type="simple" chart:class="chart:scatter" chart:style-name="ch1">
        <chart:legend chart:legend-position="end" svg:x="10.696cm" svg:y="3.704cm" style:legend-expansion="high" chart:style-name="ch2"/>
        <chart:plot-area chart:style-name="ch3" table:cell-range-address="Sheet1.A1:Sheet1.B17" chart:data-source-has-labels="row" svg:x="0.303cm" svg:y="0.254cm" svg:width="10.859cm" svg:height="8.641cm">
          <chart:coordinate-region svg:x="0.924cm" svg:y="0.453cm" svg:width="9.958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label-cell-address="Sheet1.B1:Sheet1.B1" chart:class="chart:scatter">
            <chart:domain table:cell-range-address="Sheet1.A2:Sheet1.A17"/>
            <chart:regression-curve chart:style-name="ch8"/>
            <chart:regression-curve chart:style-name="ch9">
              <chart:equation chart:display-equation="true" chart:display-r-square="true" svg:x="1.069cm" svg:y="0.59cm"/>
            </chart:regression-curve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sista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Sheet1.A2:Sheet1.A17</svg:desc>
                </draw:g>
              </table:table-cell>
              <table:table-cell office:value-type="float" office:value="29.4">
                <text:p>29.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